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924cm"/>
    </style:style>
    <style:style style:name="gr5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2.8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3.4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3.945cm"/>
    </style:style>
    <style:style style:name="gr11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661cm"/>
    </style:style>
    <style:style style:name="gr13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8.956cm" svg:height="10.922cm" svg:x="-1.073cm" svg:y="10.273cm">
          <text:p text:style-name="P2"/>
        </draw:rect>
        <draw:rect draw:style-name="gr1" draw:text-style-name="P1" draw:layer="layout" svg:width="17.075cm" svg:height="7.846cm" svg:x="2.336cm" svg:y="1.284cm">
          <text:p text:style-name="P2"/>
        </draw:rect>
        <draw:line draw:style-name="gr2" draw:text-style-name="P1" draw:layer="layout" svg:x1="4.9cm" svg:y1="2.571cm" svg:x2="18.776cm" svg:y2="2.571cm">
          <text:p text:style-name="P2"/>
        </draw:line>
        <draw:line draw:style-name="gr2" draw:text-style-name="P1" draw:layer="layout" svg:x1="4.9cm" svg:y1="6.672cm" svg:x2="18.776cm" svg:y2="6.672cm">
          <text:p text:style-name="P2"/>
        </draw:line>
        <draw:frame draw:style-name="gr3" draw:text-style-name="P3" draw:layer="layout" svg:width="2.581cm" svg:height="1.195cm" svg:x="2.225cm" svg:y="1.932cm">
          <draw:text-box>
            <text:p text:style-name="P2"><text:span text:style-name="T1">Initiator</text:span></text:p>
          </draw:text-box>
        </draw:frame>
        <draw:frame draw:style-name="gr4" draw:text-style-name="P3" draw:layer="layout" svg:width="2.335cm" svg:height="1.195cm" svg:x="2.366cm" svg:y="6.022cm">
          <draw:text-box>
            <text:p text:style-name="P2"><text:span text:style-name="T1">Target</text:span></text:p>
          </draw:text-box>
        </draw:frame>
        <draw:custom-shape draw:style-name="gr5" draw:text-style-name="P1" draw:layer="layout" svg:width="4.431cm" svg:height="0.414cm" svg:x="8.376cm" svg:y="2.33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24cm" svg:height="0.827cm" svg:x="8.369cm" svg:y="6.236cm"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368cm" svg:y1="2.962cm" svg:x2="8.368cm" svg:y2="6.269cm">
          <text:p text:style-name="P2"/>
        </draw:line>
        <draw:line draw:style-name="gr7" draw:text-style-name="P1" draw:layer="layout" svg:x1="12.779cm" svg:y1="6.237cm" svg:x2="12.793cm" svg:y2="2.935cm">
          <text:p text:style-name="P2"/>
        </draw:line>
        <draw:frame draw:style-name="gr8" draw:text-style-name="P4" draw:layer="layout" svg:width="3.999cm" svg:height="0.988cm" svg:x="4.128cm" svg:y="3.997cm">
          <draw:text-box>
            <text:p text:style-name="P2"><text:span text:style-name="T2">Send(message)</text:span></text:p>
          </draw:text-box>
        </draw:frame>
        <draw:frame draw:style-name="gr9" draw:text-style-name="P6" draw:layer="layout" svg:width="6.738cm" svg:height="0.988cm" svg:x="12.798cm" svg:y="3.994cm">
          <draw:text-box>
            <text:p text:style-name="P5"><text:span text:style-name="T2">reply_event.notify_delayed()</text:span></text:p>
          </draw:text-box>
        </draw:frame>
        <draw:frame draw:style-name="gr10" draw:text-style-name="P8" draw:layer="layout" svg:width="4.445cm" svg:height="1.392cm" svg:x="8.516cm" svg:y="1.262cm">
          <draw:text-box>
            <text:p text:style-name="P7"><text:span text:style-name="T3">wait(reply_event)</text:span></text:p>
          </draw:text-box>
        </draw:frame>
        <draw:line draw:style-name="gr11" draw:text-style-name="P1" draw:layer="layout" svg:x1="4.9cm" svg:y1="8.335cm" svg:x2="18.776cm" svg:y2="8.335cm">
          <text:p text:style-name="P2"/>
        </draw:line>
        <draw:frame draw:style-name="gr12" draw:text-style-name="P9" draw:layer="layout" svg:width="2.263cm" svg:height="1.903cm" svg:x="2.683cm" svg:y="7.307cm">
          <draw:text-box>
            <text:p text:style-name="P7"><text:span text:style-name="T1">delta</text:span></text:p>
            <text:p text:style-name="P7"><text:span text:style-name="T1">cycles</text:span></text:p>
          </draw:text-box>
        </draw:frame>
        <draw:line draw:style-name="gr2" draw:text-style-name="P1" draw:layer="layout" svg:x1="5.767cm" svg:y1="8.531cm" svg:x2="5.767cm" svg:y2="8.117cm">
          <text:p text:style-name="P2"/>
        </draw:line>
        <draw:line draw:style-name="gr2" draw:text-style-name="P1" draw:layer="layout" svg:x1="6.177cm" svg:y1="8.531cm" svg:x2="6.177cm" svg:y2="8.118cm">
          <text:p text:style-name="P2"/>
        </draw:line>
        <draw:line draw:style-name="gr2" draw:text-style-name="P1" draw:layer="layout" svg:x1="6.177cm" svg:y1="8.531cm" svg:x2="6.177cm" svg:y2="8.117cm">
          <text:p text:style-name="P2"/>
        </draw:line>
        <draw:line draw:style-name="gr2" draw:text-style-name="P1" draw:layer="layout" svg:x1="6.587cm" svg:y1="8.531cm" svg:x2="6.587cm" svg:y2="8.118cm">
          <text:p text:style-name="P2"/>
        </draw:line>
        <draw:line draw:style-name="gr2" draw:text-style-name="P1" draw:layer="layout" svg:x1="6.587cm" svg:y1="8.531cm" svg:x2="6.587cm" svg:y2="8.117cm">
          <text:p text:style-name="P2"/>
        </draw:line>
        <draw:line draw:style-name="gr2" draw:text-style-name="P1" draw:layer="layout" svg:x1="6.997cm" svg:y1="8.531cm" svg:x2="6.997cm" svg:y2="8.118cm">
          <text:p text:style-name="P2"/>
        </draw:line>
        <draw:line draw:style-name="gr2" draw:text-style-name="P1" draw:layer="layout" svg:x1="6.997cm" svg:y1="8.531cm" svg:x2="6.997cm" svg:y2="8.117cm">
          <text:p text:style-name="P2"/>
        </draw:line>
        <draw:line draw:style-name="gr2" draw:text-style-name="P1" draw:layer="layout" svg:x1="7.406cm" svg:y1="8.531cm" svg:x2="7.406cm" svg:y2="8.118cm">
          <text:p text:style-name="P2"/>
        </draw:line>
        <draw:line draw:style-name="gr2" draw:text-style-name="P1" draw:layer="layout" svg:x1="7.406cm" svg:y1="8.531cm" svg:x2="7.406cm" svg:y2="8.117cm">
          <text:p text:style-name="P2"/>
        </draw:line>
        <draw:line draw:style-name="gr2" draw:text-style-name="P1" draw:layer="layout" svg:x1="7.816cm" svg:y1="8.531cm" svg:x2="7.816cm" svg:y2="8.118cm">
          <text:p text:style-name="P2"/>
        </draw:line>
        <draw:line draw:style-name="gr2" draw:text-style-name="P1" draw:layer="layout" svg:x1="7.816cm" svg:y1="8.531cm" svg:x2="7.816cm" svg:y2="8.117cm">
          <text:p text:style-name="P2"/>
        </draw:line>
        <draw:line draw:style-name="gr2" draw:text-style-name="P1" draw:layer="layout" svg:x1="8.226cm" svg:y1="8.531cm" svg:x2="8.226cm" svg:y2="8.118cm">
          <text:p text:style-name="P2"/>
        </draw:line>
        <draw:line draw:style-name="gr2" draw:text-style-name="P1" draw:layer="layout" svg:x1="8.226cm" svg:y1="8.531cm" svg:x2="8.226cm" svg:y2="8.117cm">
          <text:p text:style-name="P2"/>
        </draw:line>
        <draw:line draw:style-name="gr2" draw:text-style-name="P1" draw:layer="layout" svg:x1="8.635cm" svg:y1="8.531cm" svg:x2="8.635cm" svg:y2="8.118cm">
          <text:p text:style-name="P2"/>
        </draw:line>
        <draw:line draw:style-name="gr2" draw:text-style-name="P1" draw:layer="layout" svg:x1="8.635cm" svg:y1="8.531cm" svg:x2="8.635cm" svg:y2="8.117cm">
          <text:p text:style-name="P2"/>
        </draw:line>
        <draw:line draw:style-name="gr2" draw:text-style-name="P1" draw:layer="layout" svg:x1="9.045cm" svg:y1="8.531cm" svg:x2="9.045cm" svg:y2="8.118cm">
          <text:p text:style-name="P2"/>
        </draw:line>
        <draw:line draw:style-name="gr2" draw:text-style-name="P1" draw:layer="layout" svg:x1="9.045cm" svg:y1="8.531cm" svg:x2="9.045cm" svg:y2="8.117cm">
          <text:p text:style-name="P2"/>
        </draw:line>
        <draw:line draw:style-name="gr2" draw:text-style-name="P1" draw:layer="layout" svg:x1="9.455cm" svg:y1="8.531cm" svg:x2="9.455cm" svg:y2="8.118cm">
          <text:p text:style-name="P2"/>
        </draw:line>
        <draw:line draw:style-name="gr2" draw:text-style-name="P1" draw:layer="layout" svg:x1="9.455cm" svg:y1="8.531cm" svg:x2="9.455cm" svg:y2="8.117cm">
          <text:p text:style-name="P2"/>
        </draw:line>
        <draw:line draw:style-name="gr2" draw:text-style-name="P1" draw:layer="layout" svg:x1="9.865cm" svg:y1="8.531cm" svg:x2="9.865cm" svg:y2="8.118cm">
          <text:p text:style-name="P2"/>
        </draw:line>
        <draw:line draw:style-name="gr2" draw:text-style-name="P1" draw:layer="layout" svg:x1="9.865cm" svg:y1="8.531cm" svg:x2="9.865cm" svg:y2="8.117cm">
          <text:p text:style-name="P2"/>
        </draw:line>
        <draw:line draw:style-name="gr2" draw:text-style-name="P1" draw:layer="layout" svg:x1="10.274cm" svg:y1="8.531cm" svg:x2="10.274cm" svg:y2="8.118cm">
          <text:p text:style-name="P2"/>
        </draw:line>
        <draw:line draw:style-name="gr2" draw:text-style-name="P1" draw:layer="layout" svg:x1="10.274cm" svg:y1="8.531cm" svg:x2="10.274cm" svg:y2="8.117cm">
          <text:p text:style-name="P2"/>
        </draw:line>
        <draw:line draw:style-name="gr2" draw:text-style-name="P1" draw:layer="layout" svg:x1="10.684cm" svg:y1="8.531cm" svg:x2="10.684cm" svg:y2="8.118cm">
          <text:p text:style-name="P2"/>
        </draw:line>
        <draw:line draw:style-name="gr2" draw:text-style-name="P1" draw:layer="layout" svg:x1="10.684cm" svg:y1="8.531cm" svg:x2="10.684cm" svg:y2="8.117cm">
          <text:p text:style-name="P2"/>
        </draw:line>
        <draw:line draw:style-name="gr2" draw:text-style-name="P1" draw:layer="layout" svg:x1="11.094cm" svg:y1="8.531cm" svg:x2="11.094cm" svg:y2="8.118cm">
          <text:p text:style-name="P2"/>
        </draw:line>
        <draw:line draw:style-name="gr2" draw:text-style-name="P1" draw:layer="layout" svg:x1="11.094cm" svg:y1="8.531cm" svg:x2="11.094cm" svg:y2="8.117cm">
          <text:p text:style-name="P2"/>
        </draw:line>
        <draw:line draw:style-name="gr2" draw:text-style-name="P1" draw:layer="layout" svg:x1="11.503cm" svg:y1="8.531cm" svg:x2="11.503cm" svg:y2="8.118cm">
          <text:p text:style-name="P2"/>
        </draw:line>
        <draw:line draw:style-name="gr2" draw:text-style-name="P1" draw:layer="layout" svg:x1="11.503cm" svg:y1="8.531cm" svg:x2="11.503cm" svg:y2="8.117cm">
          <text:p text:style-name="P2"/>
        </draw:line>
        <draw:line draw:style-name="gr2" draw:text-style-name="P1" draw:layer="layout" svg:x1="11.913cm" svg:y1="8.531cm" svg:x2="11.913cm" svg:y2="8.118cm">
          <text:p text:style-name="P2"/>
        </draw:line>
        <draw:line draw:style-name="gr2" draw:text-style-name="P1" draw:layer="layout" svg:x1="11.913cm" svg:y1="8.531cm" svg:x2="11.913cm" svg:y2="8.117cm">
          <text:p text:style-name="P2"/>
        </draw:line>
        <draw:line draw:style-name="gr2" draw:text-style-name="P1" draw:layer="layout" svg:x1="12.323cm" svg:y1="8.531cm" svg:x2="12.323cm" svg:y2="8.118cm">
          <text:p text:style-name="P2"/>
        </draw:line>
        <draw:line draw:style-name="gr2" draw:text-style-name="P1" draw:layer="layout" svg:x1="12.323cm" svg:y1="8.531cm" svg:x2="12.323cm" svg:y2="8.118cm">
          <text:p text:style-name="P2"/>
        </draw:line>
        <draw:line draw:style-name="gr2" draw:text-style-name="P1" draw:layer="layout" svg:x1="12.323cm" svg:y1="8.531cm" svg:x2="12.323cm" svg:y2="8.117cm">
          <text:p text:style-name="P2"/>
        </draw:line>
        <draw:line draw:style-name="gr2" draw:text-style-name="P1" draw:layer="layout" svg:x1="12.733cm" svg:y1="8.531cm" svg:x2="12.733cm" svg:y2="8.118cm">
          <text:p text:style-name="P2"/>
        </draw:line>
        <draw:line draw:style-name="gr2" draw:text-style-name="P1" draw:layer="layout" svg:x1="12.733cm" svg:y1="8.531cm" svg:x2="12.733cm" svg:y2="8.117cm">
          <text:p text:style-name="P2"/>
        </draw:line>
        <draw:line draw:style-name="gr2" draw:text-style-name="P1" draw:layer="layout" svg:x1="13.142cm" svg:y1="8.531cm" svg:x2="13.142cm" svg:y2="8.118cm">
          <text:p text:style-name="P2"/>
        </draw:line>
        <draw:line draw:style-name="gr2" draw:text-style-name="P1" draw:layer="layout" svg:x1="13.142cm" svg:y1="8.531cm" svg:x2="13.142cm" svg:y2="8.117cm">
          <text:p text:style-name="P2"/>
        </draw:line>
        <draw:line draw:style-name="gr2" draw:text-style-name="P1" draw:layer="layout" svg:x1="13.552cm" svg:y1="8.531cm" svg:x2="13.552cm" svg:y2="8.118cm">
          <text:p text:style-name="P2"/>
        </draw:line>
        <draw:line draw:style-name="gr2" draw:text-style-name="P1" draw:layer="layout" svg:x1="13.552cm" svg:y1="8.531cm" svg:x2="13.552cm" svg:y2="8.117cm">
          <text:p text:style-name="P2"/>
        </draw:line>
        <draw:line draw:style-name="gr2" draw:text-style-name="P1" draw:layer="layout" svg:x1="13.962cm" svg:y1="8.531cm" svg:x2="13.962cm" svg:y2="8.118cm">
          <text:p text:style-name="P2"/>
        </draw:line>
        <draw:line draw:style-name="gr2" draw:text-style-name="P1" draw:layer="layout" svg:x1="13.962cm" svg:y1="8.531cm" svg:x2="13.962cm" svg:y2="8.117cm">
          <text:p text:style-name="P2"/>
        </draw:line>
        <draw:line draw:style-name="gr2" draw:text-style-name="P1" draw:layer="layout" svg:x1="14.372cm" svg:y1="8.531cm" svg:x2="14.372cm" svg:y2="8.118cm">
          <text:p text:style-name="P2"/>
        </draw:line>
        <draw:line draw:style-name="gr2" draw:text-style-name="P1" draw:layer="layout" svg:x1="14.372cm" svg:y1="8.531cm" svg:x2="14.372cm" svg:y2="8.117cm">
          <text:p text:style-name="P2"/>
        </draw:line>
        <draw:line draw:style-name="gr2" draw:text-style-name="P1" draw:layer="layout" svg:x1="14.781cm" svg:y1="8.531cm" svg:x2="14.781cm" svg:y2="8.118cm">
          <text:p text:style-name="P2"/>
        </draw:line>
        <draw:line draw:style-name="gr2" draw:text-style-name="P1" draw:layer="layout" svg:x1="14.781cm" svg:y1="8.531cm" svg:x2="14.781cm" svg:y2="8.117cm">
          <text:p text:style-name="P2"/>
        </draw:line>
        <draw:line draw:style-name="gr2" draw:text-style-name="P1" draw:layer="layout" svg:x1="15.191cm" svg:y1="8.531cm" svg:x2="15.191cm" svg:y2="8.118cm">
          <text:p text:style-name="P2"/>
        </draw:line>
        <draw:line draw:style-name="gr2" draw:text-style-name="P1" draw:layer="layout" svg:x1="15.191cm" svg:y1="8.531cm" svg:x2="15.191cm" svg:y2="8.117cm">
          <text:p text:style-name="P2"/>
        </draw:line>
        <draw:line draw:style-name="gr2" draw:text-style-name="P1" draw:layer="layout" svg:x1="15.601cm" svg:y1="8.531cm" svg:x2="15.601cm" svg:y2="8.118cm">
          <text:p text:style-name="P2"/>
        </draw:line>
        <draw:line draw:style-name="gr2" draw:text-style-name="P1" draw:layer="layout" svg:x1="15.601cm" svg:y1="8.531cm" svg:x2="15.601cm" svg:y2="8.117cm">
          <text:p text:style-name="P2"/>
        </draw:line>
        <draw:line draw:style-name="gr2" draw:text-style-name="P1" draw:layer="layout" svg:x1="16.01cm" svg:y1="8.531cm" svg:x2="16.01cm" svg:y2="8.118cm">
          <text:p text:style-name="P2"/>
        </draw:line>
        <draw:line draw:style-name="gr2" draw:text-style-name="P1" draw:layer="layout" svg:x1="16.01cm" svg:y1="8.531cm" svg:x2="16.01cm" svg:y2="8.117cm">
          <text:p text:style-name="P2"/>
        </draw:line>
        <draw:line draw:style-name="gr2" draw:text-style-name="P1" draw:layer="layout" svg:x1="16.42cm" svg:y1="8.531cm" svg:x2="16.42cm" svg:y2="8.118cm">
          <text:p text:style-name="P2"/>
        </draw:line>
        <draw:custom-shape draw:style-name="gr6" draw:text-style-name="P1" draw:layer="layout" svg:width="3.035cm" svg:height="0.827cm" svg:x="5.334cm" svg:y="2.135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64cm" svg:height="0.827cm" svg:x="12.778cm" svg:y="2.135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53cm" svg:height="1.195cm" svg:x="13.052cm" svg:y="11.857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13.193cm" svg:y="14.086cm">
          <draw:text-box>
            <text:p text:style-name="P2"><text:span text:style-name="T1">Target Send</text:span></text:p>
          </draw:text-box>
        </draw:frame>
        <draw:frame draw:style-name="gr4" draw:text-style-name="P9" draw:layer="layout" svg:width="4.308cm" svg:height="1.903cm" svg:x="13.193cm" svg:y="15.748cm">
          <draw:text-box>
            <text:p text:style-name="P7"><text:span text:style-name="T1">Other initiator</text:span></text:p>
            <text:p text:style-name="P7"><text:span text:style-name="T1">thread</text:span></text:p>
          </draw:text-box>
        </draw:frame>
        <draw:line draw:style-name="gr2" draw:text-style-name="P1" draw:layer="layout" svg:x1="17.728cm" svg:y1="12.575cm" svg:x2="22.736cm" svg:y2="12.575cm">
          <text:p text:style-name="P2"/>
        </draw:line>
        <draw:custom-shape draw:style-name="gr6" draw:text-style-name="P1" draw:layer="layout" svg:width="0.789cm" svg:height="0.827cm" svg:x="18.063cm" svg:y="12.16cm"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832cm" svg:y1="11.126cm" svg:x2="18.832cm" svg:y2="12.126cm">
          <text:p text:style-name="P2"/>
        </draw:line>
        <draw:frame draw:style-name="gr3" draw:text-style-name="P3" draw:layer="layout" svg:width="1.667cm" svg:height="1.195cm" svg:x="17.977cm" svg:y="10.052cm">
          <draw:text-box>
            <text:p text:style-name="P2"><text:span text:style-name="T1">wait</text:span></text:p>
          </draw:text-box>
        </draw:frame>
        <draw:line draw:style-name="gr2" draw:text-style-name="P1" draw:layer="layout" svg:x1="17.728cm" svg:y1="16.458cm" svg:x2="22.736cm" svg:y2="16.458cm">
          <text:p text:style-name="P2"/>
        </draw:line>
        <draw:custom-shape draw:style-name="gr13" draw:text-style-name="P1" draw:layer="layout" svg:width="0.789cm" svg:height="0.827cm" svg:x="18.805cm" svg:y="16.004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89cm" svg:height="0.827cm" svg:x="19.586cm" svg:y="16.005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89cm" svg:height="0.827cm" svg:x="20.368cm" svg:y="16.006cm">
          <text:p text:style-name="P2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738cm" svg:height="0.988cm" svg:x="21.262cm" svg:y="13.198cm">
          <draw:text-box>
            <text:p text:style-name="P5"><text:span text:style-name="T2">reply_event.notify_delayed()</text:span></text:p>
          </draw:text-box>
        </draw:frame>
        <draw:line draw:style-name="gr11" draw:text-style-name="P1" draw:layer="layout" svg:x1="17.487cm" svg:y1="18.96cm" svg:x2="23.046cm" svg:y2="18.96cm">
          <text:p text:style-name="P2"/>
        </draw:line>
        <draw:line draw:style-name="gr2" draw:text-style-name="P1" draw:layer="layout" svg:x1="18.792cm" svg:y1="19.171cm" svg:x2="18.792cm" svg:y2="18.757cm">
          <text:p text:style-name="P2"/>
        </draw:line>
        <draw:line draw:style-name="gr2" draw:text-style-name="P1" draw:layer="layout" svg:x1="19.583cm" svg:y1="19.171cm" svg:x2="19.583cm" svg:y2="18.757cm">
          <text:p text:style-name="P2"/>
        </draw:line>
        <draw:frame draw:style-name="gr12" draw:text-style-name="P9" draw:layer="layout" svg:width="2.263cm" svg:height="1.903cm" svg:x="14.031cm" svg:y="17.932cm">
          <draw:text-box>
            <text:p text:style-name="P7"><text:span text:style-name="T1">delta</text:span></text:p>
            <text:p text:style-name="P7"><text:span text:style-name="T1">cycles</text:span></text:p>
          </draw:text-box>
        </draw:frame>
        <draw:line draw:style-name="gr2" draw:text-style-name="P1" draw:layer="layout" svg:x1="20.36cm" svg:y1="19.171cm" svg:x2="20.36cm" svg:y2="18.757cm">
          <text:p text:style-name="P2"/>
        </draw:line>
        <draw:line draw:style-name="gr2" draw:text-style-name="P1" draw:layer="layout" svg:x1="21.149cm" svg:y1="19.171cm" svg:x2="21.149cm" svg:y2="18.757cm">
          <text:p text:style-name="P2"/>
        </draw:line>
        <draw:line draw:style-name="gr2" draw:text-style-name="P1" draw:layer="layout" svg:x1="21.926cm" svg:y1="19.171cm" svg:x2="21.926cm" svg:y2="18.757cm">
          <text:p text:style-name="P2"/>
        </draw:line>
        <draw:line draw:style-name="gr14" draw:text-style-name="P1" draw:layer="layout" svg:x1="19.532cm" svg:y1="10.738cm" svg:x2="21.113cm" svg:y2="10.738cm">
          <text:p text:style-name="P2"/>
        </draw:line>
        <draw:line draw:style-name="gr15" draw:text-style-name="P1" draw:layer="layout" svg:x1="21.141cm" svg:y1="19.106cm" svg:x2="21.141cm" svg:y2="10.456cm">
          <text:p text:style-name="P2"/>
        </draw:line>
        <draw:line draw:style-name="gr15" draw:text-style-name="P1" draw:layer="layout" svg:x1="18.813cm" svg:y1="19.106cm" svg:x2="18.813cm" svg:y2="13.038cm">
          <text:p text:style-name="P2"/>
        </draw:line>
        <draw:ellipse draw:style-name="gr16" draw:text-style-name="P1" draw:layer="layout" svg:width="1.121cm" svg:height="1.141cm" svg:x="17.832cm" svg:y="14.128cm">
          <text:p text:style-name="P2"/>
        </draw:ellipse>
        <draw:ellipse draw:style-name="gr16" draw:text-style-name="P1" draw:layer="layout" svg:width="1.121cm" svg:height="1.141cm" svg:x="20.555cm" svg:y="14.129cm">
          <text:p text:style-name="P2"/>
        </draw:ellipse>
        <draw:path draw:style-name="gr7" draw:text-style-name="P1" draw:layer="layout" svg:width="1.679cm" svg:height="0.706cm" draw:transform="rotate (-1.48405346297168) translate (20.915cm 14.605cm)" svg:viewBox="0 0 1680 707" svg:d="m1679 401-226 151c-463 115-656 234-984 84-352-111-232-501-469-636">
          <text:p text:style-name="P2"/>
        </draw:path>
        <draw:path draw:style-name="gr7" draw:text-style-name="P1" draw:layer="layout" svg:width="1.649cm" svg:height="0.998cm" draw:transform="rotate (1.6587609210951) translate (20.816cm 16.439cm)" svg:viewBox="0 0 1650 999" svg:d="m1649 726-141 158c-449 303-816-58-1072-363-338-342-199-385-436-521">
          <text:p text:style-name="P2"/>
        </draw:path>
        <draw:frame draw:style-name="gr17" draw:layer="layout" svg:width="3.182cm" svg:height="1.195cm" svg:x="23.159cm" svg:y="18.301cm">
          <draw:text-box>
            <text:p text:style-name="P2">Zero time</text:p>
          </draw:text-box>
        </draw:frame>
        <draw:custom-shape draw:style-name="gr6" draw:text-style-name="P1" draw:layer="layout" svg:width="0.789cm" svg:height="0.827cm" svg:x="21.13cm" svg:y="12.164cm">
          <text:p text:style-name="P2"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1.114cm" svg:y1="14.39cm" svg:x2="21.514cm" svg:y2="12.747cm">
          <text:p text:style-name="P2"/>
        </draw:line>
        <draw:frame draw:style-name="gr3" draw:text-style-name="P3" draw:layer="layout" svg:width="4.553cm" svg:height="1.195cm" svg:x="-1.1cm" svg:y="14.146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-0.959cm" svg:y="16.375cm">
          <draw:text-box>
            <text:p text:style-name="P2"><text:span text:style-name="T1">Target Send</text:span></text:p>
          </draw:text-box>
        </draw:frame>
        <draw:line draw:style-name="gr2" draw:text-style-name="P1" draw:layer="layout" svg:x1="3.576cm" svg:y1="14.864cm" svg:x2="8.584cm" svg:y2="14.864cm">
          <text:p text:style-name="P2"/>
        </draw:line>
        <draw:custom-shape draw:style-name="gr6" draw:text-style-name="P1" draw:layer="layout" svg:width="0.789cm" svg:height="0.827cm" svg:x="3.911cm" svg:y="14.449cm"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68cm" svg:y1="13.415cm" svg:x2="4.68cm" svg:y2="14.415cm">
          <text:p text:style-name="P2"/>
        </draw:line>
        <draw:frame draw:style-name="gr3" draw:text-style-name="P3" draw:layer="layout" svg:width="1.667cm" svg:height="1.195cm" svg:x="3.825cm" svg:y="12.341cm">
          <draw:text-box>
            <text:p text:style-name="P2"><text:span text:style-name="T1">wait</text:span></text:p>
          </draw:text-box>
        </draw:frame>
        <draw:frame draw:style-name="gr9" draw:text-style-name="P6" draw:layer="layout" svg:width="6.738cm" svg:height="0.988cm" svg:x="5.219cm" svg:y="15.614cm">
          <draw:text-box>
            <text:p text:style-name="P5"><text:span text:style-name="T2">reply_event.notify_delayed()</text:span></text:p>
          </draw:text-box>
        </draw:frame>
        <draw:line draw:style-name="gr11" draw:text-style-name="P1" draw:layer="layout" svg:x1="3.335cm" svg:y1="18.949cm" svg:x2="8.894cm" svg:y2="18.949cm">
          <text:p text:style-name="P2"/>
        </draw:line>
        <draw:line draw:style-name="gr2" draw:text-style-name="P1" draw:layer="layout" svg:x1="4.64cm" svg:y1="19.16cm" svg:x2="4.64cm" svg:y2="18.746cm">
          <text:p text:style-name="P2"/>
        </draw:line>
        <draw:line draw:style-name="gr2" draw:text-style-name="P1" draw:layer="layout" svg:x1="5.431cm" svg:y1="19.16cm" svg:x2="5.431cm" svg:y2="18.746cm">
          <text:p text:style-name="P2"/>
        </draw:line>
        <draw:frame draw:style-name="gr12" draw:text-style-name="P9" draw:layer="layout" svg:width="2.263cm" svg:height="1.903cm" svg:x="-0.121cm" svg:y="17.921cm">
          <draw:text-box>
            <text:p text:style-name="P7"><text:span text:style-name="T1">delta</text:span></text:p>
            <text:p text:style-name="P7"><text:span text:style-name="T1">cycles</text:span></text:p>
          </draw:text-box>
        </draw:frame>
        <draw:line draw:style-name="gr2" draw:text-style-name="P1" draw:layer="layout" svg:x1="6.208cm" svg:y1="19.16cm" svg:x2="6.208cm" svg:y2="18.746cm">
          <text:p text:style-name="P2"/>
        </draw:line>
        <draw:line draw:style-name="gr2" draw:text-style-name="P1" draw:layer="layout" svg:x1="6.997cm" svg:y1="19.16cm" svg:x2="6.997cm" svg:y2="18.746cm">
          <text:p text:style-name="P2"/>
        </draw:line>
        <draw:line draw:style-name="gr2" draw:text-style-name="P1" draw:layer="layout" svg:x1="7.774cm" svg:y1="19.16cm" svg:x2="7.774cm" svg:y2="18.746cm">
          <text:p text:style-name="P2"/>
        </draw:line>
        <draw:line draw:style-name="gr15" draw:text-style-name="P1" draw:layer="layout" svg:x1="4.661cm" svg:y1="19.093cm" svg:x2="4.661cm" svg:y2="15.327cm">
          <text:p text:style-name="P2"/>
        </draw:line>
        <draw:ellipse draw:style-name="gr16" draw:text-style-name="P1" draw:layer="layout" svg:width="1.121cm" svg:height="1.141cm" svg:x="3.68cm" svg:y="16.417cm">
          <text:p text:style-name="P2"/>
        </draw:ellipse>
        <draw:path draw:style-name="gr7" draw:text-style-name="P1" draw:layer="layout" svg:width="2.069cm" svg:height="0.553cm" draw:transform="rotate (-1.6578882564691) translate (4.14cm 14.896cm)" svg:viewBox="0 0 2070 554" svg:d="m0 0 222 242c449 303 1079 389 1407 239 352-111 203-346 440-481">
          <text:p text:style-name="P2"/>
        </draw:path>
        <draw:frame draw:style-name="gr17" draw:layer="layout" svg:width="3.182cm" svg:height="1.195cm" svg:x="9.007cm" svg:y="18.29cm">
          <draw:text-box>
            <text:p text:style-name="P2">Zero time</text:p>
          </draw:text-box>
        </draw:frame>
        <draw:custom-shape draw:style-name="gr6" draw:text-style-name="P1" draw:layer="layout" svg:width="0.789cm" svg:height="0.827cm" svg:x="4.677cm" svg:y="14.453cm">
          <text:p text:style-name="P2"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069cm" svg:height="0.406cm" draw:transform="rotate (1.4833553312697) translate (4.098cm 16.957cm)" svg:viewBox="0 0 2070 407" svg:d="m0 0 222 242c449 303 1334 129 1644-55 336-213-35-52 203-187">
          <text:p text:style-name="P2"/>
        </draw:path>
        <draw:path draw:style-name="gr18" draw:text-style-name="P1" draw:layer="layout" svg:width="2.138cm" svg:height="0.553cm" draw:transform="rotate (1.4833553312697) translate (4.62cm 17.056cm)" svg:viewBox="0 0 2139 554" svg:d="m0 0 222 241c449 303 1079 390 1407 239 351-111 272-124 509-259">
          <text:p text:style-name="P2"/>
        </draw:path>
        <draw:path draw:style-name="gr7" draw:text-style-name="P1" draw:layer="layout" svg:width="2.069cm" svg:height="0.553cm" draw:transform="rotate (-1.6578882564691) translate (18.293cm 12.708cm)" svg:viewBox="0 0 2070 554" svg:d="m0 0 222 242c449 303 1079 389 1407 239 351-111 202-346 440-481">
          <text:p text:style-name="P2"/>
        </draw:path>
        <draw:path draw:style-name="gr7" draw:text-style-name="P1" draw:layer="layout" svg:width="2.069cm" svg:height="0.407cm" draw:transform="rotate (1.4833553312697) translate (18.25cm 14.77cm)" svg:viewBox="0 0 2070 408" svg:d="m0 1 222 242c449 303 1335 129 1645-55 335-213-35-52 202-188">
          <text:p text:style-name="P2"/>
        </draw:path>
        <draw:frame draw:style-name="gr12" draw:text-style-name="P9" draw:layer="layout" svg:width="1.277cm" svg:height="1.195cm" svg:x="5.384cm" svg:y="19.841cm">
          <draw:text-box>
            <text:p text:style-name="P7"><text:span text:style-name="T1">(a)</text:span></text:p>
          </draw:text-box>
        </draw:frame>
        <draw:frame draw:style-name="gr12" draw:text-style-name="P9" draw:layer="layout" svg:width="1.277cm" svg:height="1.195cm" svg:x="18.79cm" svg:y="19.899cm">
          <draw:text-box>
            <text:p text:style-name="P7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c" draw:fill-gradient-name="Gradient_20_5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5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10T17:44:00</meta:creation-date>
    <dc:creator>Gilles Mouchard</dc:creator>
    <dc:date>2006-11-15T13:32:21</dc:date>
    <dc:language>en-US</dc:language>
    <meta:editing-cycles>6</meta:editing-cycles>
    <meta:editing-duration>PT2H16M55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